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70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6" style:family="table-cell" style:parent-style-name="Default" style:data-style-name="N122"/>
    <style:style style:name="ce7" style:family="table-cell" style:parent-style-name="Default" style:data-style-name="N12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pen Font Library CC Catalyst Project Budgets</text:p>
          </table:table-cell>
          <table:table-cell table:style-name="ce5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arge Project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Quantity</text:p>
          </table:table-cell>
          <table:table-cell table:style-name="ce7"/>
          <table:table-cell table:style-name="ce2" table:number-columns-repeated="1020"/>
        </table:table-row>
        <table:table-row table:style-name="ro2">
          <table:table-cell office:value-type="string">
            <text:p>Dave Crossl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Pierre March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3">
            <text:p>3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3"/>
          <table:table-cell table:style-name="ce6"/>
          <table:table-cell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Grand Total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currency" office:currency="CAD" office:value="9000">
            <text:p>$9,000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dium Project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Quantity</text:p>
          </table:table-cell>
          <table:table-cell table:style-name="ce6"/>
          <table:table-cell table:number-columns-repeated="1020"/>
        </table:table-row>
        <table:table-row table:style-name="ro2">
          <table:table-cell office:value-type="string">
            <text:p>Dave Crossl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office:value-type="string">
            <text:p>Pierre March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/>
          <table:table-cell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>
            <text:p>Grand Total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currency" office:currency="CAD" office:value="6000">
            <text:p>$6,000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mall Project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Quantity</text:p>
          </table:table-cell>
          <table:table-cell table:number-columns-repeated="1021"/>
        </table:table-row>
        <table:table-row table:style-name="ro2">
          <table:table-cell office:value-type="string">
            <text:p>Dave Crossl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Pierre Marchand Monthly Developer Fee</text:p>
          </table:table-cell>
          <table:table-cell table:style-name="ce6" office:value-type="currency" office:currency="CAD" office:value="1500">
            <text:p>$1,5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6"/>
          <table:table-cell table:number-columns-repeated="1022"/>
        </table:table-row>
        <table:table-row table:style-name="ro2">
          <table:table-cell table:number-columns-repeated="2"/>
          <table:table-cell table:style-name="ce7" office:value-type="string">
            <text:p>Grand Total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currency" office:currency="CAD" office:value="3000">
            <text:p>$3,000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Dave Crosslan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44 777 3383 77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dave@lab6.com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2P0" style:volatile="true">
      <number:currency-symbol number:language="en" number:country="CA">$</number:currency-symbol>
      <number:number number:decimal-places="0" number:min-integer-digits="0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0" number:min-integer-digits="0" number:grouping="true"/>
      <style:map style:condition="value()&gt;=0" style:apply-style-name="N12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00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Crossland</meta:initial-creator>
    <meta:creation-date>2010-07-01T00:18:16</meta:creation-date>
    <dc:date>2010-07-01T00:27:57</dc:date>
    <dc:creator>Dave Crossland</dc:creator>
    <meta:editing-duration>PT00H07M49S</meta:editing-duration>
    <meta:editing-cycles>6</meta:editing-cycles>
    <meta:generator>OpenOffice.org/3.1$Linux OpenOffice.org_project/310m19$Build-9420</meta:generator>
    <meta:document-statistic meta:table-count="3" meta:cell-count="37" meta:object-count="0"/>
  </office:meta>
</office:document-meta>
</file>